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3"/>
    <style:style style:name="P81" style:family="paragraph" style:parent-style-name="Standard" style:list-style-name="L74"/>
    <style:style style:name="P82" style:family="paragraph" style:parent-style-name="Standard" style:list-style-name="L75"/>
    <style:style style:name="P83" style:family="paragraph" style:parent-style-name="Standard" style:list-style-name="L76"/>
    <style:style style:name="P84" style:family="paragraph" style:parent-style-name="Standard" style:list-style-name="L77"/>
    <style:style style:name="P85" style:family="paragraph" style:parent-style-name="Standard" style:list-style-name="L78"/>
    <style:style style:name="P86" style:family="paragraph" style:parent-style-name="Standard" style:list-style-name="L79"/>
    <style:style style:name="P87" style:family="paragraph" style:parent-style-name="Standard" style:list-style-name="L80"/>
    <style:style style:name="P88" style:family="paragraph" style:parent-style-name="Standard" style:list-style-name="L81"/>
    <style:style style:name="P89" style:family="paragraph" style:parent-style-name="Standard" style:list-style-name="L82"/>
    <style:style style:name="P90" style:family="paragraph" style:parent-style-name="Standard" style:list-style-name="L83"/>
    <style:style style:name="P91" style:family="paragraph" style:parent-style-name="Standard" style:list-style-name="L84"/>
    <style:style style:name="P92" style:family="paragraph" style:parent-style-name="Standard" style:list-style-name="L85"/>
    <style:style style:name="P93" style:family="paragraph" style:parent-style-name="Standard" style:list-style-name="L86"/>
    <style:style style:name="P94" style:family="paragraph" style:parent-style-name="Standard" style:list-style-name="L87"/>
    <style:style style:name="P95" style:family="paragraph" style:parent-style-name="Standard" style:list-style-name="L88"/>
    <style:style style:name="P96" style:family="paragraph" style:parent-style-name="Standard" style:list-style-name="L89"/>
    <style:style style:name="P97" style:family="paragraph" style:parent-style-name="Standard" style:list-style-name="L90"/>
    <style:style style:name="P98" style:family="paragraph" style:parent-style-name="Standard" style:list-style-name="L91"/>
    <style:style style:name="P99" style:family="paragraph" style:parent-style-name="Standard" style:list-style-name="L92"/>
    <style:style style:name="P100" style:family="paragraph" style:parent-style-name="Standard" style:list-style-name="L93"/>
    <style:style style:name="P101" style:family="paragraph" style:parent-style-name="Standard" style:list-style-name="L94"/>
    <style:style style:name="P102" style:family="paragraph" style:parent-style-name="Standard" style:list-style-name="L95"/>
    <style:style style:name="P103" style:family="paragraph" style:parent-style-name="Standard" style:list-style-name="L96"/>
    <style:style style:name="P104" style:family="paragraph" style:parent-style-name="Standard" style:list-style-name="L97"/>
    <style:style style:name="P105" style:family="paragraph" style:parent-style-name="Standard" style:list-style-name="L98"/>
    <style:style style:name="P106" style:family="paragraph" style:parent-style-name="Standard" style:list-style-name="L99"/>
    <style:style style:name="P107" style:family="paragraph" style:parent-style-name="Standard" style:list-style-name="L100"/>
    <style:style style:name="P108" style:family="paragraph" style:parent-style-name="Standard" style:list-style-name="L102"/>
    <style:style style:name="P109" style:family="paragraph" style:parent-style-name="Standard" style:list-style-name="L101">
      <style:paragraph-properties fo:margin-left="0.9846in" fo:margin-right="0in" fo:text-indent="0in" style:auto-text-indent="false">
        <style:tab-stops/>
      </style:paragraph-properties>
    </style:style>
    <style:style style:name="P110" style:family="paragraph" style:parent-style-name="Text_20_body" style:list-style-name="L18">
      <style:text-properties style:font-name="ArialMT" fo:font-size="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T15"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9.3</text:p>
      <text:list xml:id="list5092085660343871797" text:style-name="L102">
        <text:list-item>
          <text:p text:style-name="P108">makes various improvements to the 'detectability' calculator to make it easier to use.<text:line-break/></text:p>
        </text:list-item>
      </text:list>
      <text:p text:style-name="Standard">version 3.9.2</text:p>
      <text:list xml:id="list8889664357095561392" text:style-name="L1">
        <text:list-item>
          <text:p text:style-name="P9">adds a 'detectability' calculator for use in pre-planning event observation.<text:line-break/></text:p>
        </text:list-item>
        <text:list-item>
          <text:p text:style-name="P9">'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9029979568590361666" text:style-name="L2">
        <text:list-item>
          <text:p text:style-name="P10">adds an snr calculation to the <text:span text:style-name="T15">Calc baseline stats</text:span> button.<text:line-break/></text:p>
        </text:list-item>
      </text:list>
      <text:p text:style-name="Standard">version 3.9.0</text:p>
      <text:list xml:id="list2268353869029040794" text:style-name="L3">
        <text:list-item>
          <text:p text:style-name="P11">restored the right-click help to the <text:span text:style-name="T15">Mark baseline region</text:span> | <text:span text:style-name="T15">Clear baseline region</text:span> | <text:span text:style-name="T15">Calc baseline mean/sigma/corr coeffs</text:span> buttons that got lost during the scrollable gui experiment.<text:line-break/></text:p>
        </text:list-item>
      </text:list>
      <text:p text:style-name="Standard">version 3.8.9</text:p>
      <text:list xml:id="list638388566575993704" text:style-name="L4">
        <text:list-item>
          <text:p text:style-name="P12">Changed the label on the <text:span text:style-name="T15">Write csv file</text:span> button to <text:span text:style-name="T15">Save current light-curve</text:span> to more intuitively suggest what is hiding behind this button.<text:line-break/></text:p>
        </text:list-item>
      </text:list>
      <text:p text:style-name="Standard">version 3.8.8</text:p>
      <text:list xml:id="list3711504344815639354" text:style-name="L5">
        <text:list-item>
          <text:p text:style-name="P13">fixed a bug that sometimes kept events that contained a single point at the bottom from producing a report.<text:line-break/></text:p>
        </text:list-item>
      </text:list>
      <text:p text:style-name="Standard">version 3.8.7</text:p>
      <text:list xml:id="list5162100597532227082" text:style-name="L6">
        <text:list-item>
          <text:p text:style-name="P14">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5942892111587772730" text:style-name="L7">
        <text:list-item>
          <text:p text:style-name="P15">checks for only a single light-curve in the csv file which was causing a 'list index out of range' error message<text:line-break/></text:p>
        </text:list-item>
      </text:list>
      <text:p text:style-name="Standard">version 3.8.5</text:p>
      <text:list xml:id="list2822880889698275063" text:style-name="L8">
        <text:list-item>
          <text:p text:style-name="P16">changed the way QGridLayout was referenced.<text:line-break/></text:p>
        </text:list-item>
      </text:list>
      <text:p text:style-name="Standard">version 3.8.4</text:p>
      <text:list xml:id="list729922072910718660" text:style-name="L9">
        <text:list-item>
          <text:p text:style-name="P17">changed the way QTableWidgetItem and QApplication were referenced to accommodate the latest Anaconda version, which has reorganized where those <text:soft-page-break/>modules are stored. <text:s/>A similar change was made in version 3.7.6 and I do not know how this has gone uncorrected for so long – I hope that I have not missed something.</text:p>
          <text:p text:style-name="P17"/>
        </text:list-item>
      </text:list>
      <text:p text:style-name="Standard">version 3.8.3</text:p>
      <text:list xml:id="list6271863917452442886" text:style-name="L10">
        <text:list-item>
          <text:p text:style-name="P18">adds display of light-curve name (if available in the csv file) to the curve-to-be-analyzed and the normalization curve next to their selection spinners.<text:line-break/></text:p>
        </text:list-item>
      </text:list>
      <text:p text:style-name="Standard">version 3.8.2</text:p>
      <text:list xml:id="list5369582886353931425" text:style-name="L11">
        <text:list-item>
          <text:p text:style-name="P19">3.7.5 introduced a scrollable GUI for small screens. Unfortunately, that caused resizing problem for all users. The version reverts back to the original GUI design.<text:line-break/></text:p>
        </text:list-item>
        <text:list-item>
          <text:p text:style-name="P19">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447955894899413481" text:style-name="L12">
        <text:list-item>
          <text:p text:style-name="P20">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2985662571659181105" text:style-name="L13">
        <text:list-item>
          <text:p text:style-name="P21">adds a tutorial button to supply a quick-start for new or infrequent users.<text:line-break/></text:p>
        </text:list-item>
      </text:list>
      <text:p text:style-name="Standard">version 3.7.9</text:p>
      <text:list xml:id="list2331068648861562695" text:style-name="L14">
        <text:list-item>
          <text:p text:style-name="P22">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2319331071478505787" text:style-name="L15">
        <text:list-item>
          <text:p text:style-name="P23">added visible left, top, and bottom axes to main plot (with ticks to make easier to associate timestamp with point).<text:line-break/></text:p>
        </text:list-item>
      </text:list>
      <text:p text:style-name="Standard">version 3.7.7</text:p>
      <text:list xml:id="list5396146030329897027" text:style-name="L16">
        <text:list-item>
          <text:p text:style-name="P24">if timestamps are available in the csv file, they are used as x axis labels in the main plot.<text:line-break/></text:p>
        </text:list-item>
      </text:list>
      <text:p text:style-name="Standard">version 3.7.6</text:p>
      <text:list xml:id="list6704771101586706358" text:style-name="L17">
        <text:list-item>
          <text:p text:style-name="P25">changed the way QMainWindow and Qapplication were referenced to accommodate the latest Anaconda version, which has reorganized where those modules are stored. </text:p>
          <text:p text:style-name="P25">This was causing a fatal startup error.<text:line-break/><text:soft-page-break/> </text:p>
        </text:list-item>
      </text:list>
      <text:p text:style-name="Standard">version 3.7.5</text:p>
      <text:list xml:id="list8299957909513818954" text:style-name="L18">
        <text:list-item>
          <text:p text:style-name="P1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3763689350070766212" text:style-name="L19">
        <text:list-item>
          <text:p text:style-name="P26">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56038971800073086" text:style-name="L20">
        <text:list-item>
          <text:p text:style-name="P27">adds code line needed by any Mac users that are running Big Sur<text:line-break/></text:p>
        </text:list-item>
      </text:list>
      <text:p text:style-name="Standard">version 3.7.2</text:p>
      <text:list xml:id="list448338824723392689" text:style-name="L21">
        <text:list-item>
          <text:p text:style-name="P28">fixes bug that caused all analysis attempts to 'stall'</text:p>
        </text:list-item>
      </text:list>
      <text:p text:style-name="Standard"/>
      <text:p text:style-name="Standard">version 3.7.1</text:p>
      <text:list xml:id="list477041769732535928" text:style-name="L22">
        <text:list-item>
          <text:p text:style-name="P29">fixed a bug in the r limb angle entry<text:line-break/></text:p>
        </text:list-item>
      </text:list>
      <text:p text:style-name="Standard">version 3.7.0</text:p>
      <text:list xml:id="list1511815952689396163" text:style-name="L23">
        <text:list-item>
          <text:p text:style-name="P30">adds right-click help to ast speed label giving the equation to use if asteroid speed is not available but asteroid diameter and maximum duration are specified<text:line-break/></text:p>
        </text:list-item>
        <text:list-item>
          <text:p text:style-name="P30">adds suggestion to right-click help on penumbral fit checkbox for how to find the penumbral curve csv file that is provided for practice purposes.<text:line-break/></text:p>
        </text:list-item>
      </text:list>
      <text:p text:style-name="Standard">version 3.6.8</text:p>
      <text:list xml:id="list3253531072553688566" text:style-name="L24">
        <text:list-item>
          <text:p text:style-name="P31">adds modeling of off centerline observations to lightcurve calibration curve generation<text:line-break/></text:p>
        </text:list-item>
      </text:list>
      <text:p text:style-name="Standard">version 3.6.7</text:p>
      <text:list xml:id="list268937563798867703" text:style-name="L25">
        <text:list-item>
          <text:p text:style-name="P32">clarified the location of the Enable Manual Timestamp Entry checkbox in the <text:soft-page-break/>pop-up message appears when there are no timestamps in the csv file.<text:line-break/></text:p>
        </text:list-item>
      </text:list>
      <text:p text:style-name="Standard">version 3.6.6</text:p>
      <text:list xml:id="list8877734796570380795" text:style-name="L26">
        <text:list-item>
          <text:p text:style-name="P33">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896718318227278977" text:style-name="L27">
        <text:list-item>
          <text:p text:style-name="P34">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35779820133640594" text:style-name="L28">
        <text:list-item>
          <text:p text:style-name="P35">version 3.6.2 would open .xlsx Report file on Mac, but not Windows. This version attempts to fix that (Windows needs a different command to open a file).<text:line-break/></text:p>
        </text:list-item>
      </text:list>
      <text:p text:style-name="Standard">version 3.6.2</text:p>
      <text:list xml:id="list608561616680948459" text:style-name="L29">
        <text:list-item>
          <text:p text:style-name="P36">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552099358276666888" text:style-name="L30">
        <text:list-item>
          <text:p text:style-name="P37">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5199912152126528875" text:style-name="L31">
        <text:list-item>
          <text:p text:style-name="P38"><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38"><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6411038733158795627" text:style-name="L32">
        <text:list-item>
          <text:p text:style-name="P39">fixed another bug in penumbral curve fit and removed diagnostic printouts.<text:line-break/></text:p>
        </text:list-item>
      </text:list>
      <text:p text:style-name="Standard">version 3.5.8</text:p>
      <text:list xml:id="list3846097408576882659" text:style-name="L33">
        <text:list-item>
          <text:p text:style-name="P40">fixed a number of bugs in the penumbral curve fit code<text:line-break/></text:p>
        </text:list-item>
      </text:list>
      <text:p text:style-name="Standard">version 3.5.7</text:p>
      <text:list xml:id="list7538977126787022129" text:style-name="L34">
        <text:list-item>
          <text:p text:style-name="P41">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060103290338198805" text:style-name="L35">
        <text:list-item>
          <text:p text:style-name="P4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29993815129553030" text:style-name="L36">
        <text:list-item>
          <text:p text:style-name="P43">fixed a bug that kept occultations from being extracted from lightcurves 5 and <text:soft-page-break/>up. The lightcurves above 4 could be viewed --- they just couldn't be processed through the event finder because they were a different type (coding error)<text:line-break/></text:p>
        </text:list-item>
      </text:list>
      <text:p text:style-name="Standard">version 3.5.4</text:p>
      <text:list xml:id="list5267922367512518312" text:style-name="L37">
        <text:list-item>
          <text:p text:style-name="P44">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6208247978418434870" text:style-name="L38">
        <text:list-item>
          <text:p text:style-name="P45">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2062458228210020950" text:style-name="L39">
        <text:list-item>
          <text:p text:style-name="P4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8059806557851348885" text:style-name="L40">
        <text:list-item>
          <text:p text:style-name="P47">Added additional references to the North American Excel Spreadsheet report in the new section of the final report that bangs on about the start-of-exposure timing convention.<text:line-break/></text:p>
        </text:list-item>
      </text:list>
      <text:p text:style-name="Standard">version 3.5.0</text:p>
      <text:list xml:id="list7995869313291259065" text:style-name="L41">
        <text:list-item>
          <text:p text:style-name="P4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48">NEW: when 'trims' have been placed, a 'write csv' process will honor those values and produce a 'trimmed' output file.<text:line-break/></text:p>
        </text:list-item>
        <text:list-item>
          <text:p text:style-name="P48">NEW: when a light curve has been 'normalized', the changed values are written to the data table where, once again, a 'write csv' process will capture the results.<text:line-break/><text:soft-page-break/></text:p>
        </text:list-item>
        <text:list-item>
          <text:p text:style-name="P48">Added additional reminders that the start-of-exposure timestamp/timing convention is employed.</text:p>
        </text:list-item>
      </text:list>
      <text:p text:style-name="Standard"/>
      <text:p text:style-name="Standard">version 3.4.9</text:p>
      <text:list xml:id="list5481673089897595868" text:style-name="L42">
        <text:list-item>
          <text:p text:style-name="P49">Added some explanatory language to the “Excel report” section regarding the proper interpretation of the 'false positive probability' number.<text:line-break/></text:p>
        </text:list-item>
      </text:list>
      <text:p text:style-name="Standard">version 3.4.8</text:p>
      <text:list xml:id="list8910034519423728328" text:style-name="L43">
        <text:list-item>
          <text:p text:style-name="P50">This version deals more realistically with high magDrop lightcurves by defining a 'limiting magDrop' as: <text:line-break/><text:line-break/><text:tab/>limMagDrop = 2.5 * log10( B / std(A) ) <text:line-break/><text:line-break/><text:tab/>std(A) is the noise level of A.</text:p>
          <text:p text:style-name="P50"><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604966648049432969" text:style-name="L44">
        <text:list-item>
          <text:p text:style-name="P51">Automatically loads the correct version of Adv2<text:line-break/></text:p>
        </text:list-item>
      </text:list>
      <text:p text:style-name="Standard">version 3.4.6</text:p>
      <text:list xml:id="list9048468412837602214" text:style-name="L45">
        <text:list-item>
          <text:p text:style-name="P52">Adds AAV Version 2 file as a type that can be read (important when Do OCR check is enabled)</text:p>
        </text:list-item>
      </text:list>
      <text:p text:style-name="Standard"/>
      <text:p text:style-name="Standard">version 3.4.5</text:p>
      <text:list xml:id="list3027879264241583764" text:style-name="L46">
        <text:list-item>
          <text:p text:style-name="P53">Fixes block integration which was failing when more than 4 lightcurves were being processed.<text:line-break/></text:p>
        </text:list-item>
        <text:list-item>
          <text:p text:style-name="P53"><text:soft-page-break/>Made use diff and Do OCR checkboxes sticky.<text:line-break/></text:p>
        </text:list-item>
      </text:list>
      <text:p text:style-name="Standard">version 3.4.4</text:p>
      <text:list xml:id="list7950200650819088406" text:style-name="L47">
        <text:list-item>
          <text:p text:style-name="P54">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52030929568513454" text:style-name="L48">
        <text:list-item>
          <text:p text:style-name="P55">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215592783219755167" text:style-name="L49">
        <text:list-item>
          <text:p text:style-name="P56">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7264977153721208809" text:style-name="L50">
        <text:list-item>
          <text:p text:style-name="P57">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57">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57">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ext:soft-page-break/>To learn how to use the new procedure (which is a bit 'fiddly'), right-click on the penumbral fit checkbox --- be patient; play around.<text:line-break/> </text:p>
        </text:list-item>
      </text:list>
      <text:p text:style-name="Standard">version 3.4.0</text:p>
      <text:list xml:id="list6620713683230319139" text:style-name="L51">
        <text:list-item>
          <text:p text:style-name="P58">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1339080950492036118" text:style-name="L52">
        <text:list-item>
          <text:p text:style-name="P59">Automatically installs cv2 if not already present. <text:s/>This package is needed for the new frame view feature.<text:line-break/></text:p>
        </text:list-item>
      </text:list>
      <text:p text:style-name="Standard">version 3.3.8</text:p>
      <text:list xml:id="list8698091023248347671" text:style-name="L53">
        <text:list-item>
          <text:p text:style-name="P60">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69849843971545546" text:style-name="L54">
        <text:list-item>
          <text:p text:style-name="P61">A new button (View frame) with an associated spinner for entry of a frame number has been added:</text:p>
          <text:p text:style-name="P61"/>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text:soft-page-break/>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595373264050435019" text:style-name="L55">
        <text:list-item>
          <text:p text:style-name="P62">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5262626167669503622" text:style-name="L56">
        <text:list-item>
          <text:p text:style-name="P63">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2020982464539443731" text:style-name="L57">
        <text:list-item>
          <text:p text:style-name="P64">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904246199509495928" text:style-name="L58">
        <text:list-item>
          <text:p text:style-name="P65">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205769661828768429" text:style-name="L59">
        <text:list-item>
          <text:p text:style-name="P66">Changed main plot so that the scroll wheel only zooms the x axis.</text:p>
        </text:list-item>
        <text:list-item>
          <text:p text:style-name="P66">Changed lightcurve plot so that it conforms properly to 'start-of-exposure'.<text:line-break/></text:p>
        </text:list-item>
      </text:list>
      <text:p text:style-name="Standard">version 3.2.8</text:p>
      <text:list xml:id="list8843205140870131547" text:style-name="L60">
        <text:list-item>
          <text:p text:style-name="P67">Changed font size in help files --- it was fine for Mac but too big for Win10<text:line-break/></text:p>
        </text:list-item>
      </text:list>
      <text:p text:style-name="Standard">version 3.2.7</text:p>
      <text:list xml:id="list6677688202027690763" text:style-name="L61">
        <text:list-item>
          <text:p text:style-name="P68"><text:soft-page-break/>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489112471397734872" text:style-name="L62">
        <text:list-item>
          <text:p text:style-name="P69">This is a 'cosmetic' release --- there should be NO detectable differences from version 3.2.5 in terms of functionality.</text:p>
        </text:list-item>
        <text:list-item>
          <text:p text:style-name="P69">All python files were brought into compliance with PEP 8 coding standards. <text:s/>Only I care about that.</text:p>
        </text:list-item>
        <text:list-item>
          <text:p text:style-name="P6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9">All this 'cosmetic' work is in preparation for working on PyOTE issues again.<text:line-break/> </text:p>
        </text:list-item>
      </text:list>
      <text:p text:style-name="Standard">version 3.2.5</text:p>
      <text:list xml:id="list166221026693474994" text:style-name="L63">
        <text:list-item>
          <text:p text:style-name="P7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751946468122047149" text:style-name="L64">
        <text:list-item>
          <text:p text:style-name="P71">Modified the test for newer version to accommodate the different strings returned by pip 18.1 and pip 19.0+</text:p>
        </text:list-item>
        <text:list-item>
          <text:p text:style-name="P71">Added ability to invoke PyOTE from PyMovie with an externally supplied csv file that is automatically opened.<text:line-break/></text:p>
        </text:list-item>
      </text:list>
      <text:p text:style-name="Standard">version 3.2.3</text:p>
      <text:list xml:id="list4092466805994154049" text:style-name="L65">
        <text:list-item>
          <text:p text:style-name="P7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72">Added support for the PyMovie csv format<text:line-break/></text:p>
        </text:list-item>
      </text:list>
      <text:p text:style-name="Standard">version 3.2.1</text:p>
      <text:list xml:id="list3238054886341559118" text:style-name="L66">
        <text:list-item>
          <text:p text:style-name="P7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text:soft-page-break/>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845179718226483678" text:style-name="L67">
        <text:list-item>
          <text:p text:style-name="P74">Changed GUI to better align text on min max edit boxes to avoid confusion.<text:line-break/></text:p>
        </text:list-item>
      </text:list>
      <text:p text:style-name="Standard">version 3.1.9</text:p>
      <text:list xml:id="list886260314013146310" text:style-name="L68">
        <text:list-item>
          <text:p text:style-name="P75">Fixed a bug in the test for a min/max solution search being constrained by a too large min value.<text:line-break/></text:p>
        </text:list-item>
      </text:list>
      <text:p text:style-name="Standard">version 3.1.8</text:p>
      <text:list xml:id="list6867832106836327416" text:style-name="L69">
        <text:list-item>
          <text:p text:style-name="P76">version 3.1.7 was released without an updated version history. <text:s/>Here is what was changed in 3.1.7:<text:line-break/></text:p>
        </text:list-item>
        <text:list-item>
          <text:p text:style-name="P7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9127038815440932534" text:style-name="L70">
        <text:list-item>
          <text:p text:style-name="P77">Values entered in the Manual Timestamp Entry dialog box are now 'sticky', thus making corrections easy to do without requiring re-entry of all data. </text:p>
          <text:p text:style-name="P77"><text:line-break/>Also trapped is the case where a user has entered a custom frame time but failed to click the radio button indicating that it is to be used.<text:line-break/></text:p>
        </text:list-item>
      </text:list>
      <text:p text:style-name="Standard">version 3.1.5:</text:p>
      <text:list xml:id="list2547679562600465380" text:style-name="L71">
        <text:list-item>
          <text:p text:style-name="P7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text:soft-page-break/>version 3.1.4:</text:p>
      <text:list xml:id="list1246363901148674368" text:style-name="L72">
        <text:list-item>
          <text:p text:style-name="P79">Fixed error in new dropped reading detection logic when light curve was processed in field mode.<text:line-break/></text:p>
        </text:list-item>
        <text:list-item>
          <text:p text:style-name="P79">Cleaned up some language in tooltips.<text:line-break/></text:p>
        </text:list-item>
      </text:list>
      <text:p text:style-name="Standard">version 3.1.3:</text:p>
      <text:list xml:id="list5740708070955788170" text:style-name="L73">
        <text:list-item>
          <text:p text:style-name="P8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80">Eliminated the 'entry num' column in the data matrix at the lower left of the GUI. The 'entry num' is unused and a possible source of confusion with the frame or field number for the unwary.<text:line-break/></text:p>
        </text:list-item>
        <text:list-item>
          <text:p text:style-name="P80">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298689077901538713" text:style-name="L74">
        <text:list-item>
          <text:p text:style-name="P8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324685723130015093" text:style-name="L75">
        <text:list-item>
          <text:p text:style-name="P8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8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8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050154877257089281" text:style-name="L76">
        <text:list-item>
          <text:p text:style-name="P83"><text:soft-page-break/>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962805677285841266" text:style-name="L77">
        <text:list-item>
          <text:p text:style-name="P8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083468703487879292" text:style-name="L78">
        <text:list-item>
          <text:p text:style-name="P8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191096580561571815" text:style-name="L79">
        <text:list-item>
          <text:p text:style-name="P8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976196831057929315" text:style-name="L80">
        <text:list-item>
          <text:p text:style-name="P8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819484117861285968" text:style-name="L81">
        <text:list-item>
          <text:p text:style-name="P88">Disable the Accept integration button when user overrides an automatic block analysis with a manual block selection followed by a click on the Block integrate button.<text:line-break/></text:p>
        </text:list-item>
      </text:list>
      <text:p text:style-name="Standard">version 2.1.4:</text:p>
      <text:list xml:id="list725830751047425366" text:style-name="L82">
        <text:list-item>
          <text:p text:style-name="P89">Corrected a bug that kept manual selection of block integration from being performed after a refusal to accept the automatic block analysis results.<text:line-break/></text:p>
        </text:list-item>
      </text:list>
      <text:p text:style-name="Standard">version 2.1.3:</text:p>
      <text:list xml:id="list260732648865341065" text:style-name="L83">
        <text:list-item>
          <text:p text:style-name="P9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text:soft-page-break/>version 2.1.2:</text:p>
      <text:list xml:id="list7509323063755449" text:style-name="L84">
        <text:list-item>
          <text:p text:style-name="P9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700464882989099929" text:style-name="L85">
        <text:list-item>
          <text:p text:style-name="P92">Added progress bar tracking of block integration analysis because it can take an extended amount of time to complete the analysis when the light curve has many points.<text:line-break/></text:p>
        </text:list-item>
      </text:list>
      <text:p text:style-name="Standard">version 2.1.0</text:p>
      <text:list xml:id="list5021285764119170491" text:style-name="L86">
        <text:list-item>
          <text:p text:style-name="P9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098352831096646311" text:style-name="L87">
        <text:list-item>
          <text:p text:style-name="P94">Made the selection of Tooltip display 'sticky'</text:p>
        </text:list-item>
        <text:list-item>
          <text:p text:style-name="P94">Duration calculation when D and R span midnight now handled correctly</text:p>
        </text:list-item>
      </text:list>
      <text:p text:style-name="Standard"/>
      <text:p text:style-name="Standard">version 2.0.8</text:p>
      <text:list xml:id="list1100763421914127544" text:style-name="L88">
        <text:list-item>
          <text:p text:style-name="P95">toolTips changed to invoke and display in a custom dialog box that can be moved and resized to better accommodate legacy displays</text:p>
        </text:list-item>
        <text:list-item>
          <text:p text:style-name="P95">Calc flash timing calculation fixed to properly deal with the non-integer frame numbers that can result from field processed csv files</text:p>
        </text:list-item>
        <text:list-item>
          <text:p text:style-name="P95">Flash timing has been verified to work with integrated light curves</text:p>
        </text:list-item>
        <text:list-item>
          <text:p text:style-name="P9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31588170248168177" text:style-name="L89">
        <text:list-item>
          <text:p text:style-name="P96">Adds a button to calculate the edge position of an LED timing flash.</text:p>
        </text:list-item>
        <text:list-item>
          <text:p text:style-name="P9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9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96">Adds a checkbox to force manual entry of timestamp info. <text:s/>This is useful when <text:soft-page-break/>OCR on a VTI timed light curve has catastrophic errors. <text:s/>It is always employed when using LED flash timing.</text:p>
        </text:list-item>
      </text:list>
      <text:list xml:id="list3136937405355915920" text:style-name="L90">
        <text:list-item>
          <text:p text:style-name="P9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960122363817956973" text:style-name="L91">
        <text:list-item>
          <text:p text:style-name="P9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620246601104158405" text:style-name="L92">
        <text:list-item>
          <text:p text:style-name="P99">files generated by pyote now contain PYOTE in the filename.<text:line-break/></text:p>
        </text:list-item>
        <text:list-item>
          <text:p text:style-name="P9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066876636792154912" text:style-name="L93">
        <text:list-item>
          <text:p text:style-name="P10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979953900003276101" text:style-name="L94">
        <text:list-item>
          <text:p text:style-name="P10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650464202459773566" text:style-name="L95">
        <text:list-item>
          <text:p text:style-name="P10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770283762611053971" text:style-name="L96">
        <text:list-item>
          <text:p text:style-name="P103">improved handling of D and R region selection so that one cannot enter an invalid configuration --- automatic corrections/changes are applied.<text:line-break/></text:p>
        </text:list-item>
        <text:list-item>
          <text:p text:style-name="P10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03"><text:soft-page-break/>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609113653945549645" text:style-name="L97">
        <text:list-item>
          <text:p text:style-name="P104">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772169395717363009" text:style-name="L98">
        <text:list-item>
          <text:p text:style-name="P10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0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814222739927314965" text:style-name="L99">
        <text:list-item>
          <text:p text:style-name="P106">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404717795243643099" text:style-name="L100">
        <text:list-item>
          <text:p text:style-name="P10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0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0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872821356002395620" text:style-name="L101">
        <text:list-item>
          <text:p text:style-name="P10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0-29T15:44:10</dc:date>
    <meta:editing-cycles>138</meta:editing-cycles>
    <meta:editing-duration>PT23H37M40S</meta:editing-duration>
    <dc:creator>Robert Anderson</dc:creator>
    <meta:document-statistic meta:table-count="0" meta:image-count="3" meta:object-count="0" meta:page-count="19" meta:paragraph-count="267" meta:word-count="7316" meta:character-count="42714"/>
    <meta:template xlink:type="simple" xlink:actuate="onRequest" xlink:title="" xlink:href="Normal"/>
  </office:meta>
</office:document-meta>
</file>